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paratorExtensionHandler.Separator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paratorExtensionHandler.onComponentCreated( FaceletContext faceletContext , UIComponent separator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paratorExtensionHandler.createMetaRuleset( Class a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paratorExtensionHandler.applyNextHandler( FaceletContext faceletContext , UIComponent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